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table:style-name="ce1" office:value-type="string" office:string-value="MFGR?" calcext:value-type="string">
            <text:p><text:s/>MFGR? </text:p>
          </table:table-cell>
          <table:table-cell table:number-columns-repeated="2"/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2373096" calcext:value-type="float">
            <text:p><text:s/>0.237 <text:s text:c="3"/></text:p>
          </table:table-cell>
          <table:table-cell office:value-type="float" office:value="0.14917127" calcext:value-type="float">
            <text:p><text:s/>0.149 <text:s text:c="3"/></text:p>
          </table:table-cell>
          <table:table-cell office:value-type="float" office:value="0.029891304" calcext:value-type="float">
            <text:p><text:s/>0.030 <text:s text:c="3"/></text:p>
          </table:table-cell>
          <table:table-cell office:value-type="float" office:value="0.160320641" calcext:value-type="float">
            <text:p><text:s/>0.160 <text:s text:c="3"/></text:p>
          </table:table-cell>
          <table:table-cell/>
          <table:table-cell table:formula="of:=AVERAGE([.B2:.E2])" office:value-type="float" office:value="0.14417320375" calcext:value-type="float">
            <text:p><text:s/>0.144 <text:s text:c="3"/></text:p>
          </table:table-cell>
          <table:table-cell table:formula="of:=COM.MICROSOFT.STDEV.S([.B2:.E2])" office:value-type="float" office:value="0.0856746973788803" calcext:value-type="float">
            <text:p><text:s/>0.086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213198" calcext:value-type="float">
            <text:p><text:s/>0.213 <text:s text:c="3"/></text:p>
          </table:table-cell>
          <table:table-cell office:value-type="float" office:value="0.14254144" calcext:value-type="float">
            <text:p><text:s/>0.143 <text:s text:c="3"/></text:p>
          </table:table-cell>
          <table:table-cell office:value-type="float" office:value="0.032608696" calcext:value-type="float">
            <text:p><text:s/>0.033 <text:s text:c="3"/></text:p>
          </table:table-cell>
          <table:table-cell office:value-type="float" office:value="0.146292585" calcext:value-type="float">
            <text:p><text:s/>0.146 <text:s text:c="3"/></text:p>
          </table:table-cell>
          <table:table-cell/>
          <table:table-cell table:formula="of:=AVERAGE([.B3:.E3])" office:value-type="float" office:value="0.13366018025" calcext:value-type="float">
            <text:p><text:s/>0.134 <text:s text:c="3"/></text:p>
          </table:table-cell>
          <table:table-cell table:formula="of:=COM.MICROSOFT.STDEV.S([.B3:.E3])" office:value-type="float" office:value="0.0747799475443925" calcext:value-type="float">
            <text:p><text:s/>0.075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2119289" calcext:value-type="float">
            <text:p><text:s/>0.212 <text:s text:c="3"/></text:p>
          </table:table-cell>
          <table:table-cell office:value-type="float" office:value="0.14475138" calcext:value-type="float">
            <text:p><text:s/>0.145 <text:s text:c="3"/></text:p>
          </table:table-cell>
          <table:table-cell office:value-type="float" office:value="0.029891304" calcext:value-type="float">
            <text:p><text:s/>0.030 <text:s text:c="3"/></text:p>
          </table:table-cell>
          <table:table-cell office:value-type="float" office:value="0.100200401" calcext:value-type="float">
            <text:p><text:s/>0.100 <text:s text:c="3"/></text:p>
          </table:table-cell>
          <table:table-cell/>
          <table:table-cell table:formula="of:=AVERAGE([.B4:.E4])" office:value-type="float" office:value="0.12169299625" calcext:value-type="float">
            <text:p><text:s/>0.122 <text:s text:c="3"/></text:p>
          </table:table-cell>
          <table:table-cell table:formula="of:=COM.MICROSOFT.STDEV.S([.B4:.E4])" office:value-type="float" office:value="0.0765151177595765" calcext:value-type="float">
            <text:p><text:s/>0.077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13198" calcext:value-type="float">
            <text:p><text:s/>0.213 <text:s text:c="3"/></text:p>
          </table:table-cell>
          <table:table-cell office:value-type="float" office:value="0.1480663" calcext:value-type="float">
            <text:p><text:s/>0.148 <text:s text:c="3"/></text:p>
          </table:table-cell>
          <table:table-cell office:value-type="float" office:value="0.036684783" calcext:value-type="float">
            <text:p><text:s/>0.037 <text:s text:c="3"/></text:p>
          </table:table-cell>
          <table:table-cell office:value-type="float" office:value="0.136272545" calcext:value-type="float">
            <text:p><text:s/>0.136 <text:s text:c="3"/></text:p>
          </table:table-cell>
          <table:table-cell/>
          <table:table-cell table:formula="of:=AVERAGE([.B5:.E5])" office:value-type="float" office:value="0.133555407" calcext:value-type="float">
            <text:p><text:s/>0.134 <text:s text:c="3"/></text:p>
          </table:table-cell>
          <table:table-cell table:formula="of:=COM.MICROSOFT.STDEV.S([.B5:.E5])" office:value-type="float" office:value="0.0729036104923972" calcext:value-type="float">
            <text:p><text:s/>0.073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2284264" calcext:value-type="float">
            <text:p><text:s/>0.228 <text:s text:c="3"/></text:p>
          </table:table-cell>
          <table:table-cell office:value-type="float" office:value="0.14585635" calcext:value-type="float">
            <text:p><text:s/>0.146 <text:s text:c="3"/></text:p>
          </table:table-cell>
          <table:table-cell office:value-type="float" office:value="0.024456522" calcext:value-type="float">
            <text:p><text:s/>0.024 <text:s text:c="3"/></text:p>
          </table:table-cell>
          <table:table-cell office:value-type="float" office:value="0.131262525" calcext:value-type="float">
            <text:p><text:s/>0.131 <text:s text:c="3"/></text:p>
          </table:table-cell>
          <table:table-cell/>
          <table:table-cell table:formula="of:=AVERAGE([.B6:.E6])" office:value-type="float" office:value="0.13250044925" calcext:value-type="float">
            <text:p><text:s/>0.133 <text:s text:c="3"/></text:p>
          </table:table-cell>
          <table:table-cell table:formula="of:=COM.MICROSOFT.STDEV.S([.B6:.E6])" office:value-type="float" office:value="0.0837758731859145" calcext:value-type="float">
            <text:p><text:s/>0.084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2005076" calcext:value-type="float">
            <text:p><text:s/>0.201 <text:s text:c="3"/></text:p>
          </table:table-cell>
          <table:table-cell office:value-type="float" office:value="0.15138122" calcext:value-type="float">
            <text:p><text:s/>0.151 <text:s text:c="3"/></text:p>
          </table:table-cell>
          <table:table-cell office:value-type="float" office:value="0.039402174" calcext:value-type="float">
            <text:p><text:s/>0.039 <text:s text:c="3"/></text:p>
          </table:table-cell>
          <table:table-cell office:value-type="float" office:value="0.191382766" calcext:value-type="float">
            <text:p><text:s/>0.191 <text:s text:c="3"/></text:p>
          </table:table-cell>
          <table:table-cell/>
          <table:table-cell table:formula="of:=AVERAGE([.B7:.E7])" office:value-type="float" office:value="0.14566844" calcext:value-type="float">
            <text:p><text:s/>0.146 <text:s text:c="3"/></text:p>
          </table:table-cell>
          <table:table-cell table:formula="of:=COM.MICROSOFT.STDEV.S([.B7:.E7])" office:value-type="float" office:value="0.0739871345033514" calcext:value-type="float">
            <text:p><text:s/>0.074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1992386" calcext:value-type="float">
            <text:p><text:s/>0.199 <text:s text:c="3"/></text:p>
          </table:table-cell>
          <table:table-cell office:value-type="float" office:value="0.1359116" calcext:value-type="float">
            <text:p><text:s/>0.136 <text:s text:c="3"/></text:p>
          </table:table-cell>
          <table:table-cell office:value-type="float" office:value="0.019021739" calcext:value-type="float">
            <text:p><text:s/>0.019 <text:s text:c="3"/></text:p>
          </table:table-cell>
          <table:table-cell office:value-type="float" office:value="0.146292585" calcext:value-type="float">
            <text:p><text:s/>0.146 <text:s text:c="3"/></text:p>
          </table:table-cell>
          <table:table-cell/>
          <table:table-cell table:formula="of:=AVERAGE([.B8:.E8])" office:value-type="float" office:value="0.125116131" calcext:value-type="float">
            <text:p><text:s/>0.125 <text:s text:c="3"/></text:p>
          </table:table-cell>
          <table:table-cell table:formula="of:=COM.MICROSOFT.STDEV.S([.B8:.E8])" office:value-type="float" office:value="0.0759718034963185" calcext:value-type="float">
            <text:p><text:s/>0.076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2068528" calcext:value-type="float">
            <text:p><text:s/>0.207 <text:s text:c="3"/></text:p>
          </table:table-cell>
          <table:table-cell office:value-type="float" office:value="0.08287293" calcext:value-type="float">
            <text:p><text:s/>0.083 <text:s text:c="3"/></text:p>
          </table:table-cell>
          <table:table-cell office:value-type="float" office:value="0.017663043" calcext:value-type="float">
            <text:p><text:s/>0.018 <text:s text:c="3"/></text:p>
          </table:table-cell>
          <table:table-cell office:value-type="float" office:value="0.100200401" calcext:value-type="float">
            <text:p><text:s/>0.100 <text:s text:c="3"/></text:p>
          </table:table-cell>
          <table:table-cell/>
          <table:table-cell table:formula="of:=AVERAGE([.B9:.E9])" office:value-type="float" office:value="0.1018972935" calcext:value-type="float">
            <text:p><text:s/>0.102 <text:s text:c="3"/></text:p>
          </table:table-cell>
          <table:table-cell table:formula="of:=COM.MICROSOFT.STDEV.S([.B9:.E9])" office:value-type="float" office:value="0.0784769035081978" calcext:value-type="float">
            <text:p><text:s/>0.078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1979695" calcext:value-type="float">
            <text:p><text:s/>0.198 <text:s text:c="3"/></text:p>
          </table:table-cell>
          <table:table-cell office:value-type="float" office:value="0.09060773" calcext:value-type="float">
            <text:p><text:s/>0.091 <text:s text:c="3"/></text:p>
          </table:table-cell>
          <table:table-cell office:value-type="float" office:value="0.027173913" calcext:value-type="float">
            <text:p><text:s/>0.027 <text:s text:c="3"/></text:p>
          </table:table-cell>
          <table:table-cell office:value-type="float" office:value="0.106212425" calcext:value-type="float">
            <text:p><text:s/>0.106 <text:s text:c="3"/></text:p>
          </table:table-cell>
          <table:table-cell/>
          <table:table-cell table:formula="of:=AVERAGE([.B10:.E10])" office:value-type="float" office:value="0.105490892" calcext:value-type="float">
            <text:p><text:s/>0.105 <text:s text:c="3"/></text:p>
          </table:table-cell>
          <table:table-cell table:formula="of:=COM.MICROSOFT.STDEV.S([.B10:.E10])" office:value-type="float" office:value="0.0704931941355392" calcext:value-type="float">
            <text:p><text:s/>0.070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215736" calcext:value-type="float">
            <text:p><text:s/>0.216 <text:s text:c="3"/></text:p>
          </table:table-cell>
          <table:table-cell office:value-type="float" office:value="0.1480663" calcext:value-type="float">
            <text:p><text:s/>0.148 <text:s text:c="3"/></text:p>
          </table:table-cell>
          <table:table-cell office:value-type="float" office:value="0.033967391" calcext:value-type="float">
            <text:p><text:s/>0.034 <text:s text:c="3"/></text:p>
          </table:table-cell>
          <table:table-cell office:value-type="float" office:value="0.144288577" calcext:value-type="float">
            <text:p><text:s/>0.144 <text:s text:c="3"/></text:p>
          </table:table-cell>
          <table:table-cell/>
          <table:table-cell table:formula="of:=AVERAGE([.B11:.E11])" office:value-type="float" office:value="0.135514567" calcext:value-type="float">
            <text:p><text:s/>0.136 <text:s text:c="3"/></text:p>
          </table:table-cell>
          <table:table-cell table:formula="of:=COM.MICROSOFT.STDEV.S([.B11:.E11])" office:value-type="float" office:value="0.0752370399004193" calcext:value-type="float">
            <text:p><text:s/>0.075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2563452" calcext:value-type="float">
            <text:p><text:s/>0.256 <text:s text:c="3"/></text:p>
          </table:table-cell>
          <table:table-cell office:value-type="float" office:value="0.19226519" calcext:value-type="float">
            <text:p><text:s/>0.192 <text:s text:c="3"/></text:p>
          </table:table-cell>
          <table:table-cell office:value-type="float" office:value="0.023097826" calcext:value-type="float">
            <text:p><text:s/>0.023 <text:s text:c="3"/></text:p>
          </table:table-cell>
          <table:table-cell office:value-type="float" office:value="0.271543086" calcext:value-type="float">
            <text:p><text:s/>0.272 <text:s text:c="3"/></text:p>
          </table:table-cell>
          <table:table-cell/>
          <table:table-cell table:formula="of:=AVERAGE([.B12:.E12])" office:value-type="float" office:value="0.1858128255" calcext:value-type="float">
            <text:p><text:s/>0.186 <text:s text:c="3"/></text:p>
          </table:table-cell>
          <table:table-cell table:formula="of:=COM.MICROSOFT.STDEV.S([.B12:.E12])" office:value-type="float" office:value="0.113786785243179" calcext:value-type="float">
            <text:p><text:s/>0.114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2106599" calcext:value-type="float">
            <text:p><text:s/>0.211 <text:s text:c="3"/></text:p>
          </table:table-cell>
          <table:table-cell office:value-type="float" office:value="0.18232044" calcext:value-type="float">
            <text:p><text:s/>0.182 <text:s text:c="3"/></text:p>
          </table:table-cell>
          <table:table-cell office:value-type="float" office:value="0.023097826" calcext:value-type="float">
            <text:p><text:s/>0.023 <text:s text:c="3"/></text:p>
          </table:table-cell>
          <table:table-cell office:value-type="float" office:value="0.224448898" calcext:value-type="float">
            <text:p><text:s/>0.224 <text:s text:c="3"/></text:p>
          </table:table-cell>
          <table:table-cell/>
          <table:table-cell table:formula="of:=AVERAGE([.B13:.E13])" office:value-type="float" office:value="0.160131766" calcext:value-type="float">
            <text:p><text:s/>0.160 <text:s text:c="3"/></text:p>
          </table:table-cell>
          <table:table-cell table:formula="of:=COM.MICROSOFT.STDEV.S([.B13:.E13])" office:value-type="float" office:value="0.0930240538069397" calcext:value-type="float">
            <text:p><text:s/>0.093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2220812" calcext:value-type="float">
            <text:p><text:s/>0.222 <text:s text:c="3"/></text:p>
          </table:table-cell>
          <table:table-cell office:value-type="float" office:value="0.13480663" calcext:value-type="float">
            <text:p><text:s/>0.135 <text:s text:c="3"/></text:p>
          </table:table-cell>
          <table:table-cell office:value-type="float" office:value="0.012228261" calcext:value-type="float">
            <text:p><text:s/>0.012 <text:s text:c="3"/></text:p>
          </table:table-cell>
          <table:table-cell office:value-type="float" office:value="0.265531062" calcext:value-type="float">
            <text:p><text:s/>0.266 <text:s text:c="3"/></text:p>
          </table:table-cell>
          <table:table-cell/>
          <table:table-cell table:formula="of:=AVERAGE([.B14:.E14])" office:value-type="float" office:value="0.15866178825" calcext:value-type="float">
            <text:p><text:s/>0.159 <text:s text:c="3"/></text:p>
          </table:table-cell>
          <table:table-cell table:formula="of:=COM.MICROSOFT.STDEV.S([.B14:.E14])" office:value-type="float" office:value="0.111736162359637" calcext:value-type="float">
            <text:p><text:s/>0.112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2284264" calcext:value-type="float">
            <text:p><text:s/>0.228 <text:s text:c="3"/></text:p>
          </table:table-cell>
          <table:table-cell office:value-type="float" office:value="0.15027624" calcext:value-type="float">
            <text:p><text:s/>0.150 <text:s text:c="3"/></text:p>
          </table:table-cell>
          <table:table-cell office:value-type="float" office:value="0.033967391" calcext:value-type="float">
            <text:p><text:s/>0.034 <text:s text:c="3"/></text:p>
          </table:table-cell>
          <table:table-cell office:value-type="float" office:value="0.229458918" calcext:value-type="float">
            <text:p><text:s/>0.229 <text:s text:c="3"/></text:p>
          </table:table-cell>
          <table:table-cell/>
          <table:table-cell table:formula="of:=AVERAGE([.B15:.E15])" office:value-type="float" office:value="0.16053223725" calcext:value-type="float">
            <text:p><text:s/>0.161 <text:s text:c="3"/></text:p>
          </table:table-cell>
          <table:table-cell table:formula="of:=COM.MICROSOFT.STDEV.S([.B15:.E15])" office:value-type="float" office:value="0.0921671496803752" calcext:value-type="float">
            <text:p><text:s/>0.092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1979695" calcext:value-type="float">
            <text:p><text:s/>0.198 <text:s text:c="3"/></text:p>
          </table:table-cell>
          <table:table-cell office:value-type="float" office:value="0.14475138" calcext:value-type="float">
            <text:p><text:s/>0.145 <text:s text:c="3"/></text:p>
          </table:table-cell>
          <table:table-cell office:value-type="float" office:value="0.019021739" calcext:value-type="float">
            <text:p><text:s/>0.019 <text:s text:c="3"/></text:p>
          </table:table-cell>
          <table:table-cell office:value-type="float" office:value="0.199398798" calcext:value-type="float">
            <text:p><text:s/>0.199 <text:s text:c="3"/></text:p>
          </table:table-cell>
          <table:table-cell/>
          <table:table-cell table:formula="of:=AVERAGE([.B16:.E16])" office:value-type="float" office:value="0.14028535425" calcext:value-type="float">
            <text:p><text:s/>0.140 <text:s text:c="3"/></text:p>
          </table:table-cell>
          <table:table-cell table:formula="of:=COM.MICROSOFT.STDEV.S([.B16:.E16])" office:value-type="float" office:value="0.0847479983488132" calcext:value-type="float">
            <text:p><text:s/>0.085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2296954" calcext:value-type="float">
            <text:p><text:s/>0.230 <text:s text:c="3"/></text:p>
          </table:table-cell>
          <table:table-cell office:value-type="float" office:value="0.15469613" calcext:value-type="float">
            <text:p><text:s/>0.155 <text:s text:c="3"/></text:p>
          </table:table-cell>
          <table:table-cell office:value-type="float" office:value="0.027173913" calcext:value-type="float">
            <text:p><text:s/>0.027 <text:s text:c="3"/></text:p>
          </table:table-cell>
          <table:table-cell office:value-type="float" office:value="0.21242485" calcext:value-type="float">
            <text:p><text:s/>0.212 <text:s text:c="3"/></text:p>
          </table:table-cell>
          <table:table-cell/>
          <table:table-cell table:formula="of:=AVERAGE([.B17:.E17])" office:value-type="float" office:value="0.15599757325" calcext:value-type="float">
            <text:p><text:s/>0.156 <text:s text:c="3"/></text:p>
          </table:table-cell>
          <table:table-cell table:formula="of:=COM.MICROSOFT.STDEV.S([.B17:.E17])" office:value-type="float" office:value="0.0916744901337235" calcext:value-type="float">
            <text:p><text:s/>0.092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2296954" calcext:value-type="float">
            <text:p><text:s/>0.230 <text:s text:c="3"/></text:p>
          </table:table-cell>
          <table:table-cell office:value-type="float" office:value="0.13370166" calcext:value-type="float">
            <text:p><text:s/>0.134 <text:s text:c="3"/></text:p>
          </table:table-cell>
          <table:table-cell office:value-type="float" office:value="0.014945652" calcext:value-type="float">
            <text:p><text:s/>0.015 <text:s text:c="3"/></text:p>
          </table:table-cell>
          <table:table-cell office:value-type="float" office:value="0.180360721" calcext:value-type="float">
            <text:p><text:s/>0.180 <text:s text:c="3"/></text:p>
          </table:table-cell>
          <table:table-cell/>
          <table:table-cell table:formula="of:=AVERAGE([.B18:.E18])" office:value-type="float" office:value="0.13967585825" calcext:value-type="float">
            <text:p><text:s/>0.140 <text:s text:c="3"/></text:p>
          </table:table-cell>
          <table:table-cell table:formula="of:=COM.MICROSOFT.STDEV.S([.B18:.E18])" office:value-type="float" office:value="0.0919276732904084" calcext:value-type="float">
            <text:p><text:s/>0.092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2766497" calcext:value-type="float">
            <text:p><text:s/>0.277 <text:s text:c="3"/></text:p>
          </table:table-cell>
          <table:table-cell office:value-type="float" office:value="0.16132597" calcext:value-type="float">
            <text:p><text:s/>0.161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48496994" calcext:value-type="float">
            <text:p><text:s/>0.248 <text:s text:c="3"/></text:p>
          </table:table-cell>
          <table:table-cell/>
          <table:table-cell table:formula="of:=AVERAGE([.B19:.E19])" office:value-type="float" office:value="0.171618166" calcext:value-type="float">
            <text:p><text:s/>0.172 <text:s text:c="3"/></text:p>
          </table:table-cell>
          <table:table-cell table:formula="of:=COM.MICROSOFT.STDEV.S([.B19:.E19])" office:value-type="float" office:value="0.124499935112102" calcext:value-type="float">
            <text:p><text:s/>0.124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2766497" calcext:value-type="float">
            <text:p><text:s/>0.277 <text:s text:c="3"/></text:p>
          </table:table-cell>
          <table:table-cell office:value-type="float" office:value="0.16353591" calcext:value-type="float">
            <text:p><text:s/>0.164 <text:s text:c="3"/></text:p>
          </table:table-cell>
          <table:table-cell office:value-type="float" office:value="0.023097826" calcext:value-type="float">
            <text:p><text:s/>0.023 <text:s text:c="3"/></text:p>
          </table:table-cell>
          <table:table-cell office:value-type="float" office:value="0.193386774" calcext:value-type="float">
            <text:p><text:s/>0.193 <text:s text:c="3"/></text:p>
          </table:table-cell>
          <table:table-cell/>
          <table:table-cell table:formula="of:=AVERAGE([.B20:.E20])" office:value-type="float" office:value="0.1641675525" calcext:value-type="float">
            <text:p><text:s/>0.164 <text:s text:c="3"/></text:p>
          </table:table-cell>
          <table:table-cell table:formula="of:=COM.MICROSOFT.STDEV.S([.B20:.E20])" office:value-type="float" office:value="0.105525767972109" calcext:value-type="float">
            <text:p><text:s/>0.106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2994924" calcext:value-type="float">
            <text:p><text:s/>0.299 <text:s text:c="3"/></text:p>
          </table:table-cell>
          <table:table-cell office:value-type="float" office:value="0.24751381" calcext:value-type="float">
            <text:p><text:s/>0.248 <text:s text:c="3"/></text:p>
          </table:table-cell>
          <table:table-cell office:value-type="float" office:value="0.118206522" calcext:value-type="float">
            <text:p><text:s/>0.118 <text:s text:c="3"/></text:p>
          </table:table-cell>
          <table:table-cell office:value-type="float" office:value="0.26252505" calcext:value-type="float">
            <text:p><text:s/>0.263 <text:s text:c="3"/></text:p>
          </table:table-cell>
          <table:table-cell/>
          <table:table-cell table:formula="of:=AVERAGE([.B21:.E21])" office:value-type="float" office:value="0.2319344455" calcext:value-type="float">
            <text:p><text:s/>0.232 <text:s text:c="3"/></text:p>
          </table:table-cell>
          <table:table-cell table:formula="of:=COM.MICROSOFT.STDEV.S([.B21:.E21])" office:value-type="float" office:value="0.0789020901323178" calcext:value-type="float">
            <text:p><text:s/>0.079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2994924" calcext:value-type="float">
            <text:p><text:s/>0.299 <text:s text:c="3"/></text:p>
          </table:table-cell>
          <table:table-cell office:value-type="float" office:value="0.22651934" calcext:value-type="float">
            <text:p><text:s/>0.227 <text:s text:c="3"/></text:p>
          </table:table-cell>
          <table:table-cell office:value-type="float" office:value="0.091032609" calcext:value-type="float">
            <text:p><text:s/>0.091 <text:s text:c="3"/></text:p>
          </table:table-cell>
          <table:table-cell office:value-type="float" office:value="0.306613226" calcext:value-type="float">
            <text:p><text:s/>0.307 <text:s text:c="3"/></text:p>
          </table:table-cell>
          <table:table-cell/>
          <table:table-cell table:formula="of:=AVERAGE([.B22:.E22])" office:value-type="float" office:value="0.23091439375" calcext:value-type="float">
            <text:p><text:s/>0.231 <text:s text:c="3"/></text:p>
          </table:table-cell>
          <table:table-cell table:formula="of:=COM.MICROSOFT.STDEV.S([.B22:.E22])" office:value-type="float" office:value="0.10003247197377" calcext:value-type="float">
            <text:p><text:s/>0.100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1192893" calcext:value-type="float">
            <text:p><text:s/>0.119 <text:s text:c="3"/></text:p>
          </table:table-cell>
          <table:table-cell office:value-type="float" office:value="0.06850829" calcext:value-type="float">
            <text:p><text:s/>0.069 <text:s text:c="3"/></text:p>
          </table:table-cell>
          <table:table-cell office:value-type="float" office:value="0.005434783" calcext:value-type="float">
            <text:p><text:s/>0.005 <text:s text:c="3"/></text:p>
          </table:table-cell>
          <table:table-cell office:value-type="float" office:value="0.002004008" calcext:value-type="float">
            <text:p><text:s/>0.002 <text:s text:c="3"/></text:p>
          </table:table-cell>
          <table:table-cell/>
          <table:table-cell table:formula="of:=AVERAGE([.B23:.E23])" office:value-type="float" office:value="0.04880909525" calcext:value-type="float">
            <text:p><text:s/>0.049 <text:s text:c="3"/></text:p>
          </table:table-cell>
          <table:table-cell table:formula="of:=COM.MICROSOFT.STDEV.S([.B23:.E23])" office:value-type="float" office:value="0.0560581980060037" calcext:value-type="float">
            <text:p><text:s/>0.056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2:50:41.954302512</meta:creation-date>
    <dc:date>2017-03-29T02:51:28.928270170</dc:date>
    <meta:editing-duration>PT47S</meta:editing-duration>
    <meta:editing-cycles>1</meta:editing-cycles>
    <meta:document-statistic meta:table-count="1" meta:cell-count="159" meta:object-count="0"/>
    <meta:generator>LibreOffice/5.1.6.2$Linux_x86 LibreOffice_project/10m0$Build-2</meta:generator>
  </office:meta>
</office:document-meta>
</file>